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895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4: Mocking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estions regarding lesson 3?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4: Mocking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Review exercises: One volunteer to show the solution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4: Mocking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Testing through Mvvm's by mocking dependencies</text:p>
              </text:list-item>
              <text:list-item>
                <text:p>Essential elements of mocking (Moq):</text:p>
                <text:list>
                  <text:list-item>
                    <text:p>Creation</text:p>
                  </text:list-item>
                  <text:list-item>
                    <text:p>Setup</text:p>
                  </text:list-item>
                  <text:list-item>
                    <text:p>Verify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4: Mocking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Exercise1: Test the calculator through the view models.</text:p>
              </text:list-item>
              <text:list-item>
                <text:p>Exercise2: Test TripLog through the view model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4: Web API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Essential elements:</text:p>
                <text:list>
                  <text:list-item>
                    <text:p>Entry point</text:p>
                  </text:list-item>
                  <text:list-item>
                    <text:p>Deployment</text:p>
                  </text:list-item>
                  <text:list-item>
                    <text:p>Testing</text:p>
                  </text:list-item>
                  <text:list-item>
                    <text:p>Tools (Insomnia)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4: Web API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Sample applicati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Preparation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Create a Web API for the TripLog application.</text:p>
              </text:list-item>
              <text:list-item>
                <text:p>Implement a persistency layer.</text:p>
              </text:list-item>
              <text:list-item>
                <text:p>Create an Http client.</text:p>
              </text:list-item>
              <text:list-item>
                <text:p>Integrate the Http client inside the TripLog application so as to call a Web API to push and pull entries.</text:p>
                <text:p><text:s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Preparation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Extend TripLog with the following functionalities:</text:p>
                <text:list>
                  <text:list-item>
                    <text:p>Upon starting the application an Http GET shall pull all the available entries present on the backend.</text:p>
                  </text:list-item>
                  <text:list-item>
                    <text:p>Upon creating a new entry an Http Post shall push it to the backend. 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1H57M5S</meta:editing-duration>
    <meta:editing-cycles>52</meta:editing-cycles>
    <meta:generator>LibreOffice/5.4.3.2$Windows_X86_64 LibreOffice_project/92a7159f7e4af62137622921e809f8546db437e5</meta:generator>
    <dc:date>2019-12-06T13:45:07.374000000</dc:date>
    <meta:document-statistic meta:object-count="53"/>
  </office:meta>
</office:document-meta>
</file>